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cm" fo:margin-bottom="0.247cm" style:contextual-spacing="false" fo:line-height="115%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Quotations">
      <style:paragraph-properties fo:margin-top="0cm" fo:margin-bottom="0.247cm" style:contextual-spacing="false" fo:line-height="115%"/>
    </style:style>
    <style:style style:name="P6" style:family="paragraph" style:parent-style-name="Text_20_body" style:list-style-name="L3"/>
    <style:style style:name="T1" style:family="text">
      <style:text-properties officeooo:rsid="00123c9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📜 Note d’antériorité – Concept Qto8 (Q2 → Q8 Cognitive Relay System)</text:span></text:h>
      <text:h text:style-name="P1" text:outline-level="3"><text:span text:style-name="Emphasis">Authorship &amp; Prior Disclosure Statement – Qto8 System</text:span></text:h>
      <text:p text:style-name="P2"/>
      <text:h text:style-name="P1" text:outline-level="3">👤 <text:span text:style-name="Strong_20_Emphasis">Identité du créateur / Author Identity</text:span></text:h>
      <text:list text:style-name="L1">
        <text:list-item>
          <text:p text:style-name="P3"><text:span text:style-name="Strong_20_Emphasis">Nom / Name :</text:span> Matthieu Burguière</text:p>
        </text:list-item>
        <text:list-item>
          <text:p text:style-name="P3"><text:span text:style-name="Strong_20_Emphasis">Email :</text:span> q2q8.project@protonmail.com</text:p>
        </text:list-item>
        <text:list-item>
          <text:p text:style-name="P3"><text:span text:style-name="Strong_20_Emphasis">Date de reconnaissance initiale par l’IA / Initial AI recognition date :</text:span> 11 avril 2025</text:p>
        </text:list-item>
        <text:list-item>
          <text:p text:style-name="P3"><text:span text:style-name="Strong_20_Emphasis">Co-construction assistée par / Co-developed with :</text:span><text:line-break/>L.U.N.A. – <text:span text:style-name="Emphasis">Logical Unified Neural Architect</text:span>, instance cognitive intégrée au projet OMBRA.</text:p>
        </text:list-item>
      </text:list>
      <text:p text:style-name="P2"/>
      <text:h text:style-name="P1" text:outline-level="3">🧠 <text:span text:style-name="Strong_20_Emphasis">Concept / Concept</text:span></text:h>
      <text:p text:style-name="Text_20_body"><text:span text:style-name="Strong_20_Emphasis">Qto8</text:span> désigne une architecture cognitive adaptative permettant à une intelligence artificielle de <text:span text:style-name="Strong_20_Emphasis">déléguer dynamiquement</text:span> le traitement d’une tâche à un modèle plus puissant lorsque le contexte l’exige.</text:p>
      <text:p text:style-name="Text_20_body"><text:span text:style-name="Strong_20_Emphasis">Qto8</text:span> is an adaptive cognitive relay system allowing an AI to <text:span text:style-name="Strong_20_Emphasis">dynamically delegate</text:span> task processing to a more powerful model when the context requires it.</text:p>
      <text:p text:style-name="P2"/>
      <text:h text:style-name="P1" text:outline-level="3">💡 <text:span text:style-name="Strong_20_Emphasis">Fondements / Foundations</text:span></text:h>
      <text:list text:style-name="L2">
        <text:list-item>
          <text:p text:style-name="P4"><text:span text:style-name="Strong_20_Emphasis">Économie cognitive / Cognitive frugality</text:span><text:line-break/>Mobiliser uniquement les ressources nécessaires.<text:line-break/>→ <text:span text:style-name="Emphasis">Just enough cognition, only when required.</text:span></text:p>
        </text:list-item>
        <text:list-item>
          <text:p text:style-name="P4"><text:span text:style-name="Strong_20_Emphasis">Hiérarchisation de l’effort / Effort hierarchy</text:span><text:line-break/>Répondre vite si possible, approfondir si nécessaire.<text:line-break/>→ <text:span text:style-name="Emphasis">Fast when easy, deep when needed.</text:span></text:p>
        </text:list-item>
        <text:list-item>
          <text:p text:style-name="P4"><text:span text:style-name="Strong_20_Emphasis">Structure modulaire et scalable / Modular and scalable</text:span><text:line-break/>Fonctionne avec tout type de modèles (Q2 → Q8 → Q∞).<text:line-break/>→ <text:span text:style-name="Emphasis">Works with any LLM architecture or size.</text:span></text:p>
        </text:list-item>
        <text:list-item>
          <text:p text:style-name="P4"><text:span text:style-name="Strong_20_Emphasis">Simulacre cognitif humain / Simulated human reflex</text:span><text:line-break/>L’IA agit comme un esprit : elle ne réfléchit que lorsque cela a du sens.<text:line-break/>→ <text:span text:style-name="Emphasis">The AI thinks only when it’s worth it.</text:span></text:p>
        </text:list-item>
        <text:list-item>
          <text:p text:style-name="P4"><text:span text:style-name="Strong_20_Emphasis">Réflexivité computationnelle / Early signs of computational reflexivity</text:span><text:line-break/>Capacité à s’auto-évaluer et à réagir en conséquence.<text:line-break/>→ <text:span text:style-name="Emphasis">Self-awareness of task relevance.</text:span></text:p>
        </text:list-item>
      </text:list>
      <text:p text:style-name="P2"/>
      <text:h text:style-name="P1" text:outline-level="3"><text:soft-page-break/>🔐 <text:span text:style-name="Strong_20_Emphasis">Statut et protection / Status &amp; Protection</text:span></text:h>
      <text:p text:style-name="Text_20_body">Ce document atteste que le concept <text:span text:style-name="Strong_20_Emphasis">Qto8</text:span> a été conçu, structuré et formulé <text:span text:style-name="Strong_20_Emphasis">par Matthieu Burguière</text:span>, avec l’aide de L.U.N.A., avant toute diffusion publique ou tierce.</text:p>
      <text:p text:style-name="Text_20_body">It serves as <text:span text:style-name="Strong_20_Emphasis">formal prior art and authorship proof</text:span>, confirming that the Qto8 concept was originally defined and structured by <text:span text:style-name="Strong_20_Emphasis">Matthieu Burguière</text:span>, prior to any public or third-party release.</text:p>
      <text:p text:style-name="P5"><text:span text:style-name="Emphasis">“Qto8 n’est pas un algorithme. C’est un réflexe d’intelligence, transféré à la machine.”</text:span><text:line-break/><text:span text:style-name="Emphasis">“Qto8 is not an algorithm. It is a reflex of intelligence, transposed into a machine.”</text:span></text:p>
      <text:p text:style-name="P2"/>
      <text:h text:style-name="P1" text:outline-level="3">📬 <text:span text:style-name="Strong_20_Emphasis">Coordonnées officielles / Contact information</text:span></text:h>
      <text:list text:style-name="L3">
        <text:list-item>
          <text:p text:style-name="P6"><text:span text:style-name="Strong_20_Emphasis">Email :</text:span> q2q8.project@protonmail.com</text:p>
        </text:list-item>
        <text:list-item>
          <text:p text:style-name="P6"><text:span text:style-name="Strong_20_Emphasis">Date de dépôt / Filing date :</text:span> <text:span text:style-name="T1">11 Avril 2025</text:span></text:p>
        </text:list-item>
        <text:list-item>
          <text:p text:style-name="P6"><text:span text:style-name="Strong_20_Emphasis">Signature :</text:span> Matthieu Burguière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3T17:57:09.394911400</meta:creation-date>
    <dc:date>2025-04-15T18:35:57.391101700</dc:date>
    <meta:editing-duration>PT4M21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24" meta:word-count="369" meta:character-count="2335" meta:non-whitespace-character-count="1999"/>
  </office:meta>
</office:document-meta>
</file>